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est No.</text:p>
          </table:table-cell>
          <table:table-cell table:style-name="ce1" office:value-type="string" calcext:value-type="string">
            <text:p>Title</text:p>
          </table:table-cell>
          <table:table-cell table:style-name="ce1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 use of the Local DB Manag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ad/Edit <text:s/>Employee Database: unidirectional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d/Edit <text:s/>Employee Database: Cached updates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e of TIBUpdateSQL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eate Database from SQL Script and Extract SQL – FB4 extensions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rvices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TIBUpdate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 of TIBStoredProc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dentify Column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ser test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ster/Detail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tract Object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ig dataset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ray Handling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ob Handling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aracter Set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09:25:33.676435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41:16.279411878</meta:creation-date>
    <meta:generator>LibreOffice/6.0.7.3$Linux_X86_64 LibreOffice_project/00m0$Build-3</meta:generator>
    <dc:date>2020-02-05T09:49:19.624847833</dc:date>
    <meta:editing-duration>PT31M59S</meta:editing-duration>
    <meta:editing-cycles>2</meta:editing-cycles>
    <meta:document-statistic meta:table-count="1" meta:cell-count="48" meta:object-count="0"/>
  </office:meta>
</office:document-meta>
</file>